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rialMT" svg:font-family="ArialM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style:text-underline-style="none" fo:font-weight="normal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4pt" fo:font-style="italic" fo:font-weight="normal" style:font-name-asian="ArialMT" style:font-size-asian="14pt" style:font-style-asian="italic" style:font-weight-asian="normal" style:font-name-complex="ArialMT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4pt" fo:font-style="normal" fo:font-weight="bold" style:font-name-asian="ArialMT" style:font-size-asian="14pt" style:font-style-asian="normal" style:font-weight-asian="bold" style:font-name-complex="ArialMT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4pt" style:font-name-asian="ArialMT" style:font-size-asian="14pt" style:font-name-complex="ArialMT" style:font-size-complex="14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26pt" fo:font-weight="bold" style:font-name-asian="ArialMT" style:font-size-asian="26pt" style:font-weight-asian="bold" style:font-name-complex="ArialMT" style:font-size-complex="26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ArialMT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P15" style:family="paragraph" style:parent-style-name="Standard">
      <style:text-properties style:font-name="Arial"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4586" style:font-name="Arial" fo:font-size="14pt" fo:font-style="normal" fo:font-weight="normal" style:font-name-asian="ArialMT" style:font-size-asian="14pt" style:font-style-asian="normal" style:font-weight-asian="normal" style:font-name-complex="ArialMT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Arial" fo:font-size="14pt" fo:font-weight="normal" style:font-name-asian="ArialMT" style:font-size-asian="14pt" style:font-weight-asian="normal" style:font-name-complex="ArialMT" style:font-size-complex="14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Arial" fo:font-size="14pt" style:text-underline-style="none" fo:font-weight="bold" style:font-name-asian="Tahoma" style:font-size-asian="14pt" style:font-weight-asian="bold" style:font-name-complex="Tahoma" style:font-size-complex="14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Arial" fo:font-size="12pt" style:text-underline-style="none" fo:font-weight="bold" style:font-name-asian="Tahoma" style:font-size-asian="12pt" style:font-weight-asian="bold" style:font-name-complex="Tahoma" style:font-size-complex="12pt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Arial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4c4c4c" style:font-name="Arial" fo:font-size="14pt" fo:font-style="italic" fo:font-weight="normal" style:font-name-asian="ArialMT" style:font-size-asian="14pt" style:font-style-asian="italic" style:font-weight-asian="normal" style:font-name-complex="ArialMT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b70000" style:font-name="Arial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P23" style:family="paragraph" style:parent-style-name="Standard">
      <style:paragraph-properties fo:margin-top="0cm" fo:margin-bottom="0.353cm" fo:line-height="115%" fo:text-align="start" style:justify-single-word="false"/>
      <style:text-properties fo:color="#000000"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.353cm" fo:line-height="115%" fo:text-align="start" style:justify-single-word="false"/>
      <style:text-properties fo:color="#000000" style:font-name="Arial" fo:font-size="12pt" fo:font-style="normal" style:text-underline-style="none" fo:font-weight="normal" fo:background-color="transparent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.353cm" fo:line-height="115%" fo:text-align="start" style:justify-single-word="false"/>
      <style:text-properties fo:color="#000000" style:font-name="Arial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.353cm" fo:line-height="115%" fo:text-align="start" style:justify-single-word="false"/>
      <style:text-properties fo:color="#000000" style:font-name="Arial" fo:font-size="12pt" fo:font-style="normal" style:text-underline-style="none" fo:font-weight="bold" fo:background-color="transparent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27" style:family="paragraph" style:parent-style-name="Standard">
      <style:paragraph-properties fo:margin-top="0cm" fo:margin-bottom="0.353cm" fo:line-height="115%"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.353cm" fo:line-height="115%" fo:text-align="start" style:justify-single-word="false"/>
      <style:text-properties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.353cm" fo:line-height="115%" fo:text-align="start" style:justify-single-word="false"/>
      <style:text-properties style:font-name="Arial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</style:style>
    <style:style style:name="P32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fo:font-weight="normal" style:font-name-asian="LucidaGrande" style:font-size-asian="12pt" style:font-style-asian="normal" style:font-weight-asian="normal" style:font-name-complex="LucidaGrande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fo:font-weight="normal" fo:background-color="transparent" style:font-name-asian="LucidaGrande" style:font-size-asian="12pt" style:font-style-asian="normal" style:font-weight-asian="normal" style:font-name-complex="LucidaGrande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fo:background-color="transparent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fo:color="#000000" style:font-name="Arial" fo:font-size="12pt" fo:font-style="italic" fo:font-weight="normal" fo:background-color="transparent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fo:color="#000000" style:font-name="Arial" fo:font-size="12pt" fo:font-style="normal" style:text-underline-style="none" fo:font-weight="normal" fo:background-color="transparent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fo:color="#000000" style:font-name="Arial" fo:font-size="14pt" fo:font-style="normal" fo:font-weight="bold" fo:background-color="transparent" style:font-name-asian="ArialMT" style:font-size-asian="14pt" style:font-style-asian="normal" style:font-weight-asian="bold" style:font-name-complex="ArialMT" style:font-size-complex="14pt" style:font-style-complex="normal" style:font-weight-complex="bold"/>
    </style:style>
    <style:style style:name="P41" style:family="paragraph" style:parent-style-name="Standard">
      <style:paragraph-properties fo:margin-left="0.508cm" fo:margin-right="0cm" fo:margin-top="0cm" fo:margin-bottom="0.353cm" fo:line-height="115%" fo:text-align="start" style:justify-single-word="false" fo:text-indent="0cm" style:auto-text-indent="false" style:text-autospace="none"/>
      <style:text-properties fo:color="#000000" style:font-name="Arial" fo:font-size="12pt" fo:font-style="normal" fo:font-weight="normal" fo:background-color="transparent" style:font-name-asian="LucidaGrande" style:font-size-asian="12pt" style:font-style-asian="normal" style:font-weight-asian="normal" style:font-name-complex="LucidaGrande" style:font-size-complex="12pt" style:font-style-complex="normal" style:font-weight-complex="normal"/>
    </style:style>
    <style:style style:name="P42" style:family="paragraph" style:parent-style-name="Standard">
      <style:paragraph-properties fo:margin-left="1.27cm" fo:margin-right="0cm" fo:margin-top="0cm" fo:margin-bottom="0.353cm" fo:line-height="115%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000000" style:font-name="Arial" fo:font-size="14pt" fo:font-style="normal" style:text-underline-style="none" fo:font-weight="bold" fo:background-color="transparent" style:font-name-asian="ArialMT" style:font-size-asian="14pt" style:font-style-asian="normal" style:font-weight-asian="bold" style:font-name-complex="ArialMT" style:font-size-complex="14pt" style:font-style-complex="normal" style:font-weight-complex="bold"/>
    </style:style>
    <style:style style:name="P43" style:family="paragraph" style:parent-style-name="Standard">
      <style:paragraph-properties fo:margin-left="1.27cm" fo:margin-right="0cm" fo:margin-top="0cm" fo:margin-bottom="0.353cm" fo:line-height="115%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" fo:font-size="12pt" fo:font-style="normal" style:text-underline-style="none" fo:font-weight="normal" fo:background-color="transparent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4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P45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" fo:font-size="12pt" style:text-underline-style="none" fo:font-weight="bold" style:font-name-asian="Tahoma" style:font-size-asian="12pt" style:font-weight-asian="bold" style:font-name-complex="Tahoma" style:font-size-complex="12pt" style:font-weight-complex="bold"/>
    </style:style>
    <style:style style:name="P46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b70000" style:font-name="Arial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 style:text-autospace="none"/>
      <style:text-properties style:use-window-font-color="true" style:font-name="Arial" fo:font-size="12pt" style:font-name-asian="ArialMT" style:font-size-asian="12pt" style:font-name-complex="ArialMT" style:font-size-complex="12pt"/>
    </style:style>
    <style:style style:name="P48" style:family="paragraph" style:parent-style-name="Standard" style:list-style-name="L2">
      <style:paragraph-properties fo:text-align="start" style:justify-single-word="false" style:text-autospace="none"/>
      <style:text-properties style:use-window-font-color="true" style:font-name="Arial" fo:font-size="12pt" style:font-name-asian="ArialMT" style:font-size-asian="12pt" style:font-name-complex="ArialMT" style:font-size-complex="12pt"/>
    </style:style>
    <style:style style:name="P49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Arial" fo:font-size="12pt" style:font-name-asian="ArialMT" style:font-size-asian="12pt" style:font-name-complex="ArialMT" style:font-size-complex="12pt"/>
    </style:style>
    <style:style style:name="P5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style:text-underline-style="none" fo:font-weight="normal" style:font-name-asian="ArialMT" style:font-size-asian="12pt" style:font-weight-asian="normal" style:font-name-complex="ArialMT" style:font-size-complex="12pt" style:font-weight-complex="normal"/>
    </style:style>
    <style:style style:name="P51" style:family="paragraph" style:parent-style-name="Standard" style:list-style-name="L3">
      <style:paragraph-properties fo:text-align="start" style:justify-single-word="false" style:text-autospace="non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font-name="Arial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font-name="Arial" fo:font-size="12pt" style:text-underline-style="none" fo:font-weight="bold" style:font-name-asian="Tahoma" style:font-size-asian="12pt" style:font-weight-asian="bold" style:font-name-complex="Tahoma" style:font-size-complex="12pt" style:font-weight-complex="bold"/>
    </style:style>
    <style:style style:name="T1" style:family="text">
      <style:text-properties style:use-window-font-color="true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" style:family="text">
      <style:text-properties style:use-window-font-color="true" style:font-name="LucidaGrande" fo:font-size="12pt" fo:background-color="transparent" style:font-name-asian="LucidaGrande" style:font-size-asian="12pt" style:font-name-complex="LucidaGrande" style:font-size-complex="12pt"/>
    </style:style>
    <style:style style:name="T3" style:family="text">
      <style:text-properties style:use-window-font-color="true" style:font-name="Arial" fo:font-size="12pt" fo:font-style="normal" fo:font-weight="normal" fo:background-color="transparent" style:font-name-asian="LucidaGrande" style:font-size-asian="12pt" style:font-style-asian="normal" style:font-weight-asian="normal" style:font-name-complex="LucidaGrande" style:font-size-complex="12pt" style:font-style-complex="normal" style:font-weight-complex="normal"/>
    </style:style>
    <style:style style:name="T4" style:family="text">
      <style:text-properties style:use-window-font-color="true" fo:font-weight="bold" style:font-name-asian="Tahoma" style:font-weight-asian="bold" style:font-name-complex="Tahoma" style:font-weight-complex="bold"/>
    </style:style>
    <style:style style:name="T5" style:family="text">
      <style:text-properties style:use-window-font-color="true" style:font-name-asian="Tahoma" style:font-name-complex="Tahoma"/>
    </style:style>
    <style:style style:name="T6" style:family="text">
      <style:text-properties style:use-window-font-color="true" fo:font-style="normal" style:text-underline-style="none" fo:background-color="transparent" style:font-name-asian="Tahoma" style:font-style-asian="normal" style:font-name-complex="Tahoma" style:font-style-complex="normal"/>
    </style:style>
    <style:style style:name="T7" style:family="text">
      <style:text-properties style:use-window-font-color="true" style:font-name-asian="ArialMT" style:font-name-complex="ArialMT"/>
    </style:style>
    <style:style style:name="T8" style:family="text">
      <style:text-properties style:use-window-font-color="true" fo:font-size="12pt" style:text-underline-style="none" style:font-size-asian="12pt" style:font-size-complex="12pt"/>
    </style:style>
    <style:style style:name="T9" style:family="text">
      <style:text-properties style:use-window-font-color="true" fo:font-size="12pt" style:text-underline-style="none" style:font-name-asian="Tahoma" style:font-size-asian="12pt" style:font-name-complex="Tahoma" style:font-size-complex="12pt"/>
    </style:style>
    <style:style style:name="T10" style:family="text">
      <style:text-properties fo:color="#000000" fo:background-color="transparent"/>
    </style:style>
    <style:style style:name="T11" style:family="text">
      <style:text-properties fo:color="#000000" fo:background-color="transparent" style:font-name-asian="ArialMT" style:font-name-complex="ArialMT"/>
    </style:style>
    <style:style style:name="T12" style:family="text">
      <style:text-properties fo:color="#000000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T13" style:family="text">
      <style:text-properties fo:color="#b70000" fo:font-size="12pt" style:text-underline-style="none" fo:font-weight="normal" style:font-name-asian="Tahoma" style:font-size-asian="12pt" style:font-weight-asian="normal" style:font-name-complex="Tahoma" style:font-size-complex="12pt" style:font-weight-complex="normal"/>
    </style:style>
    <style:style style:name="T14" style:family="text">
      <style:text-properties fo:color="#b70000" fo:font-size="12pt" style:text-underline-style="none" style:font-name-asian="Tahoma" style:font-size-asian="12pt" style:font-name-complex="Tahoma" style:font-size-complex="12pt"/>
    </style:style>
    <style:style style:name="T15" style:family="text">
      <style:text-properties fo:color="#dc2300" fo:font-weight="bold" fo:background-color="transparent" style:font-weight-asian="bold" style:font-weight-complex="bold"/>
    </style:style>
    <style:style style:name="T16" style:family="text">
      <style:text-properties fo:font-size="12pt" style:text-underline-style="none" style:font-name-asian="Tahoma" style:font-size-asian="12pt" style:font-name-complex="Tahoma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ISTÓRIA</text:p>
      <text:p text:style-name="P1">Javeh era um peregrinador de 70 anos que vivia a pregar bons costumes, moral e éticas às pessoas. Nas horas vagas, sentava-se à beira de uma árvore perto da praia e ficava</text:p>
      <text:p text:style-name="P1">observando as ondas, sonhando um dia domin-las e ser envolvido por elas através da magia do surf.</text:p>
      <text:p text:style-name="P14"/>
      <text:p text:style-name="P2">Depois de mais alguns anos difundindo a sua paz interior, transformou sua comunidade num uníssono sentimento de prosperidade. Como recompensa, o Criador transformou a árvore sob a qual ele sempre sentava numa árvore sagrada, e dela surgiu o objeto que Javeh sempre sonhou: uma prancha sagrada de madeira!</text:p>
      <text:p text:style-name="P2"/>
      <text:p text:style-name="P2">Javeh decidiu que sua peregrinação continuaria, só que agora no mar! Ergueu sua prancha e caminhou em direção as ondas, na mesma hora em que a aurora nascia.</text:p>
      <text:p text:style-name="P2"/>
      <text:p text:style-name="P2">Javeh surfou para leste, deslocando muitos quilômetros, quando o Criador se comunica com ele pela segunda vez, alertando-o de forças malignas que estavam cobiçando a árvore sagrada. Antes de conseguir retornar, a prancha colide com uma mina aquática...</text:p>
      <text:p text:style-name="P2"/>
      <text:p text:style-name="P2">...e a prancha explode, e se fragmenta em diversas partes, que se espalham por diferentes partes de uma ilha que ele encontraria mais a leste. A ida de Javeh a ilha, que Javeh não conhecia, fazia parte dos planos malignos para dominação da madeira sagrada.</text:p>
      <text:p text:style-name="P2"/>
      <text:p text:style-name="P2">Javeh é alertado pelo criador de que precisará impedir que essas criaturas, lagostrosidades, pintos voadores, botas velhas, e muitos outros inimigos dominem a árvore sagrada, que se encontra na sua comunidade. Para isso, ele precisará juntar todas as peças da prancha novamente para voltar ao seu continente. Mas encontrá-las não será fácil: ele terá de enfrentar uma série de inimigos...</text:p>
      <text:p text:style-name="P2"/>
      <text:p text:style-name="P2">Mas Javeh não estará sozinho. O Criador se comunica pela última vez, cedendo-o poderes para combater esse mal.</text:p>
      <text:p text:style-name="P2"/>
      <text:p text:style-name="P2">A batalha está apenas começando... e Javeh, o peregrinador, deverá dar um fim nisso tudo!</text:p>
      <text:p text:style-name="P14"/>
      <text:p text:style-name="P14"/>
      <text:p text:style-name="P15">GAMEPLAY (JOGABILIDADE)</text:p>
      <text:p text:style-name="P1"/>
      <text:p text:style-name="P8">PODERES DE JAVEH</text:p>
      <text:p text:style-name="P8"/>
      <text:p text:style-name="P23">Javeh terá apenas 3 poderes durante o jogo, desses 3 poderes 2 serão magias auxiliares <text:s/>e <text:s/>1 será magia ofensiva.</text:p>
      <text:p text:style-name="P23">Todos os 3 poderes de Javeh terão 3 níveis de atualização (Update), começando no nível 1. </text:p>
      <text:p text:style-name="P27"><text:span text:style-name="T10">Javeh poderá ganhar 1 level a cada pedaço da prancha que ele recuperar, totalizando 7 níveis de magia, mas como o último pedaço da prancha será realmente o último, e, depois </text:span><text:soft-page-break/><text:span text:style-name="T10">o jogo estará finalizado, então, 6 pedaços = 6 níveis, e ele poderá subir 2 níveis para cada poder dele, deixando todos os 3 no lnível máximo. Vamos aos poderes:</text:span></text:p>
      <text:p text:style-name="P23"/>
      <text:p text:style-name="P29">ANDAR NA ÁGUA</text:p>
      <text:p text:style-name="P28">Esse poder será o primeiro que Javeh ganhará do Criador, ele será ganho após Javeh chegar a um beco sem saída no Level 1, após ver que não <text:s/>tem como passar para a outra ilha nadando, O Criador lhe concede o poder de andar sobre a água. Javeh poderá andar sobre a água durante 4 segundos no primeiro nível, durante 6 segundos no segundo nível e durante 8 segundos no último nível.</text:p>
      <text:p text:style-name="P28"/>
      <text:p text:style-name="P25">FLUTUAR</text:p>
      <text:p text:style-name="P23">Na segunda fase Javeh ganhará esse poder logo no início, pois após completar um desafio para chegar a um local, Javeh observa que um pedaço da prancha esta preso em um galho de árvore que ele não consegue alcançar. O Criador, vendo que Javeh novamente precisa de Sua ajuda, resolve dar uma pequena mãozinha e lhe concede o poder de flutuar durante alguns instantes no ar, dessa forma Javeh pode alcançar lugares que antes ele não podia. Ele poderá flutuar durante 2 segundos no primeiro nível, durante 5 segundos no segundo nível e durante 10 segundos no último nível.</text:p>
      <text:p text:style-name="P23"/>
      <text:p text:style-name="P26">ARREMESSO DE TERRA</text:p>
      <text:p text:style-name="P24">Ainda na segunda fase Javeh verá muitos inimigos da tribo Comebola contemplando um pedaço de sua prancha que parece lhes dar mais força, é nessa hora que Javeh presencia o chefe da tribo Comebola <text:s/>colocando o pedaço da prancha em sua máscara quebrada. Dessa vez O Criador temendo o mal que a tribo Comebola possa fazer com tamanho poder, concentra uma grande energia em Javeh lhe concedendo o poder de arremessar grandes pedaços de terra, agora Javeh poderá exterminar o mal com suas próprias mãos. Javeh poderá arremessar um torrão de terra a uma curta distancia no primeiro nível, a uma distancia média no segundo nível e a uma distancia maior no último nível.</text:p>
      <text:p text:style-name="P38"/>
      <text:p text:style-name="P40">CONTROLES DE JAVEH</text:p>
      <text:p text:style-name="P32"><text:span text:style-name="T10">• </text:span><text:span text:style-name="T15">Shift</text:span><text:span text:style-name="T10"> - Atacar</text:span></text:p>
      <text:p text:style-name="P32"><text:span text:style-name="T10">• </text:span><text:span text:style-name="T15">A</text:span><text:span text:style-name="T10"> - Andar para trás</text:span></text:p>
      <text:p text:style-name="P32"><text:span text:style-name="T10">• </text:span><text:span text:style-name="T15">D</text:span><text:span text:style-name="T10"> - Adar para frente</text:span></text:p>
      <text:p text:style-name="P32"><text:span text:style-name="T10">• </text:span><text:span text:style-name="T15">Barra de Espaço</text:span><text:span text:style-name="T10"> - Pular</text:span></text:p>
      <text:p text:style-name="P32"><text:soft-page-break/><text:span text:style-name="T10">• </text:span><text:span text:style-name="T15">S</text:span><text:span text:style-name="T10"> - Agachar</text:span></text:p>
      <text:p text:style-name="P32"><text:span text:style-name="T10">• </text:span><text:span text:style-name="T15">S+ &lt; ou &gt;</text:span><text:span text:style-name="T10"> - Andar agachado</text:span></text:p>
      <text:p text:style-name="P41"/>
      <text:p text:style-name="P40">ANIMAÇÕES - JAVEH</text:p>
      <text:p text:style-name="P33">• Parado</text:p>
      <text:p text:style-name="P31"><text:span text:style-name="T3">• Andando - Aceleração</text:span><text:span text:style-name="T2"> e uma pequena desaceleração </text:span><text:span text:style-name="T1">dando a impressão de deslisamento</text:span></text:p>
      <text:p text:style-name="P33">• Pulando</text:p>
      <text:p text:style-name="P33">• Caindo</text:p>
      <text:p text:style-name="P33">• Flutuando</text:p>
      <text:p text:style-name="P33">• Segurando em extremidades</text:p>
      <text:p text:style-name="P33">• Agachando</text:p>
      <text:p text:style-name="P33">• Andando agachado</text:p>
      <text:p text:style-name="P33">• Arremessando pedaços de terra</text:p>
      <text:p text:style-name="P33">• Morrendo</text:p>
      <text:p text:style-name="P33">• Pegando um pedaço da prancha e completando o Level</text:p>
      <text:p text:style-name="P33"/>
      <text:p text:style-name="P42">ANIMAÇÕES - INIMIGOS</text:p>
      <text:p text:style-name="P43">• Parado</text:p>
      <text:p text:style-name="P43">• Andando</text:p>
      <text:p text:style-name="P43">• Voando</text:p>
      <text:p text:style-name="P43">• Morrendo - Se pisoteados, serão esmagados, piscando em flash até desaparecerem.</text:p>
      <text:p text:style-name="P43">• Soltando Poder (caso haja)</text:p>
      <text:p text:style-name="P1"/>
      <text:p text:style-name="P1"/>
      <text:p text:style-name="P12">SCRIPT (ROTEIRO)</text:p>
      <text:p text:style-name="P12"/>
      <text:p text:style-name="P13">GERAL</text:p>
      <text:p text:style-name="P12"><text:soft-page-break/></text:p>
      <text:p text:style-name="P21">• Vide Level Design para posicionamento dos elementos de cena.</text:p>
      <text:p text:style-name="P21"/>
      <text:p text:style-name="P21">• Todas as imagens devem estar no formato PSD, e na resolução 1920x1080.</text:p>
      <text:p text:style-name="P21"/>
      <text:p text:style-name="P21">• Para HUD (Health Bar, Vidas etc) e GUIs (Graphical User Interfaces = Interfaces Gráficas de Usuário), o artista 2D deverá prover:</text:p>
      <text:p text:style-name="P21"><text:tab/>• Arte</text:p>
      <text:p text:style-name="P21"><text:tab/>• Paleta de cores</text:p>
      <text:p text:style-name="P21"><text:tab/>• Fontes utilizadas</text:p>
      <text:p text:style-name="P21"/>
      <text:p text:style-name="P21">• Áudio deve ser stereo, no formato OGG.</text:p>
      <text:p text:style-name="P16"/>
      <text:p text:style-name="P7"/>
      <text:p text:style-name="P8">INIMIGOS</text:p>
      <text:p text:style-name="P8"/>
      <text:p text:style-name="P3">Level 1 - Praia</text:p>
      <text:list xml:id="list256208974" text:style-name="L1">
        <text:list-item>
          <text:list>
            <text:list-item>
              <text:p text:style-name="P47">Caranguejos Abissais</text:p>
            </text:list-item>
            <text:list-item>
              <text:p text:style-name="P47">Tomates Azedos</text:p>
            </text:list-item>
            <text:list-item>
              <text:p text:style-name="P47">Pássaros da Rebeldia</text:p>
            </text:list-item>
            <text:list-item>
              <text:p text:style-name="P47">Botinas Perdidas de Judas </text:p>
            </text:list-item>
          </text:list>
        </text:list-item>
      </text:list>
      <text:p text:style-name="P1"/>
      <text:p text:style-name="P3">Level 2 – Floresta</text:p>
      <text:list xml:id="list305135707" text:style-name="L2">
        <text:list-item>
          <text:list>
            <text:list-item>
              <text:p text:style-name="P48">Pigmeus Comebola</text:p>
            </text:list-item>
            <text:list-item>
              <text:p text:style-name="P48">Macacos anciões</text:p>
            </text:list-item>
            <text:list-item>
              <text:p text:style-name="P48">Árvores da perdição</text:p>
            </text:list-item>
            <text:list-item>
              <text:p text:style-name="P48">Plantas carnívoras </text:p>
            </text:list-item>
          </text:list>
        </text:list-item>
      </text:list>
      <text:p text:style-name="P1"/>
      <text:p text:style-name="P3">Level 3 – Montanha</text:p>
      <text:list xml:id="list130500437" text:style-name="L3">
        <text:list-item>
          <text:list>
            <text:list-item>
              <text:p text:style-name="P49">Lobos Espumantes</text:p>
            </text:list-item>
            <text:list-item>
              <text:p text:style-name="P49">Améns</text:p>
            </text:list-item>
            <text:list-item>
              <text:p text:style-name="P49">Pés-grandes Fumantes</text:p>
            </text:list-item>
            <text:list-item>
              <text:p text:style-name="P51"><text:span text:style-name="T7">Chefe Troll Philipede (O Troll é o ultimo chefe, ele é o líder da tribo de pigmeus Comebola e estará usando uma máscara que cotém o último pedaço da prancha de Javeh) </text:span><text:span text:style-name="T11">Poderá arremessar um torrão de terra a uma curta distancia no primeiro level, a uma distancia média no segundo level e a uma distancia maior no último level.</text:span></text:p>
            </text:list-item>
          </text:list>
        </text:list-item>
      </text:list>
      <text:p text:style-name="P39"/>
      <text:p text:style-name="P35">TELA INICIAL - UI</text:p>
      <text:p text:style-name="P36">• Jogar</text:p>
      <text:p text:style-name="P36">• Opções</text:p>
      <text:p text:style-name="P30"><text:span text:style-name="T6"><text:tab/></text:span><text:span text:style-name="T4">TELA DE OPÇÕES - UI</text:span></text:p>
      <text:p text:style-name="P30"><text:soft-page-break/><text:span text:style-name="T4"><text:tab/><text:tab/></text:span><text:span text:style-name="T5">• Áudio</text:span></text:p>
      <text:p text:style-name="P34"><text:tab/><text:tab/><text:tab/>• Musica - Volume: 0 – 100</text:p>
      <text:p text:style-name="P37"><text:tab/><text:tab/><text:tab/>• Efeitos Sonoros - Volume: 0 - 100 </text:p>
      <text:p text:style-name="P44"/>
      <text:p text:style-name="P45">HUD</text:p>
      <text:p text:style-name="P44">• Vida = 3</text:p>
      <text:p text:style-name="P44">• Fé = 100%</text:p>
      <text:p text:style-name="P44">• Almas Libertas = 0</text:p>
      <text:p text:style-name="P46"/>
      <text:p text:style-name="P46"/>
      <text:p text:style-name="P46"/>
      <text:p text:style-name="P13">LEVEL 1 - PRAIA</text:p>
      <text:p text:style-name="P8"/>
      <text:p text:style-name="P8">OBJETIVO</text:p>
      <text:p text:style-name="P2">Javeh deverá atravessar a praia em busca dos pedaços de sua prancha, até receber o seu poder de andar sobre a água para poder atravessar o mar e chegar a até a ilha, onde coletará o restante dos pedaços de sua prancha.</text:p>
      <text:p text:style-name="P8"/>
      <text:p text:style-name="P5">• Posicionamento de objetos de cena: Vide Level Design – Level 1.</text:p>
      <text:p text:style-name="P9"/>
      <text:p text:style-name="P10">BATALHA</text:p>
      <text:p text:style-name="P4">No Level 1, Javeh apenas percorrerá o Level, não tendo poderes ainda. Sua única forma de defesa é pular em cima dos inimigos, esmagando-os.</text:p>
      <text:p text:style-name="P8"/>
      <text:p text:style-name="P8"/>
      <text:p text:style-name="P8">INIMIGOS</text:p>
      <text:p text:style-name="P1">• 15 Caranguejos Abissais</text:p>
      <text:p text:style-name="P1">• 8 Tomates Azedos</text:p>
      <text:p text:style-name="P1">• 12 Pássaros da Rebeldia</text:p>
      <text:p text:style-name="P11"><text:span text:style-name="T12">• 6 Botinas Perdidas de Judas</text:span><text:span text:style-name="T13"> </text:span></text:p>
      <text:p text:style-name="P22"/>
      <text:p text:style-name="P22"/>
      <text:p text:style-name="P18">ÁUDIO</text:p>
      <text:p text:style-name="P19">BGM</text:p>
      <text:p text:style-name="P20">• In game: Tema praiano/hawaiitiano/caribenho</text:p>
      <text:p text:style-name="P20">• Tela de início do jogo</text:p>
      <text:p text:style-name="P20">• Game Over</text:p>
      <text:p text:style-name="P20"/>
      <text:p text:style-name="P19">FX</text:p>
      <text:p text:style-name="P20">• Navegando no menu do jogo</text:p>
      <text:p text:style-name="P20">• Escolhendo/entrando uma/em opção no menu do jogo</text:p>
      <text:p text:style-name="P20">• Voltando no menu do jogo</text:p>
      <text:p text:style-name="P20">• Mar</text:p>
      <text:p text:style-name="P20">• Mola</text:p>
      <text:p text:style-name="P20">• 1Up – Javeh faz o simbolo dos chifres e um breve toque polifônico Metal acontece</text:p>
      <text:p text:style-name="P20">• Javeh andando na areia</text:p>
      <text:p text:style-name="P20">• Javeh andando na pedra</text:p>
      <text:p text:style-name="P20">• Javeh saltando na areia</text:p>
      <text:p text:style-name="P20"><text:soft-page-break/>• Javeh saltando na pedra</text:p>
      <text:p text:style-name="P20">• Javeh andando em uma nuvem</text:p>
      <text:p text:style-name="P20">• Javeh saltando em uma nuvem</text:p>
      <text:p text:style-name="P20">• Javeh andando em padeira (fundo do barco e plataformas)</text:p>
      <text:p text:style-name="P20">• Javeh saltando em madeira (fundo do barco e plataformas)</text:p>
      <text:p text:style-name="P20">• Pulo Duplo de Javeh</text:p>
      <text:p text:style-name="P20">• Javeh se machucando</text:p>
      <text:p text:style-name="P20">• Javeh morrendo - barulho bem ridículo e cômico</text:p>
      <text:p text:style-name="P20">• Javeh caindo - barulho bem ridículo e cômico</text:p>
      <text:p text:style-name="P20">• Javeh caindo na água</text:p>
      <text:p text:style-name="P20">• Javeh mergulhando (na verdade, andando debaixo d'água)</text:p>
      <text:p text:style-name="P20">• Point Itens</text:p>
      <text:p text:style-name="P20">• Barco sendo remado</text:p>
      <text:p text:style-name="P20">• Folhas de coqueiro - será direcional, de acordo com Javeh se aproximando ou se distanciando dos mesmos</text:p>
      <text:p text:style-name="P20">• Vento - quando Javeh estiver em locais altos, como nas nuvens ou saltando de uma mola</text:p>
      <text:p text:style-name="P6">• Inimigo atacando</text:p>
      <text:p text:style-name="P17"><text:span text:style-name="T16">• </text:span><text:span text:style-name="T8">Caranguejo Abissal morrendo</text:span></text:p>
      <text:p text:style-name="P17"><text:span text:style-name="T9">• </text:span><text:span text:style-name="T8">Tomate Azedo <text:s/>morrendo</text:span></text:p>
      <text:p text:style-name="P17"><text:span text:style-name="T9">• </text:span><text:span text:style-name="T8">Pássaro da Rebeldia morrendo</text:span></text:p>
      <text:p text:style-name="P17"><text:span text:style-name="T9">• </text:span><text:span text:style-name="T16">Botina Perdida de Judas</text:span><text:span text:style-name="T14"> </text:span><text:span text:style-name="T8"><text:s/>morrendo</text:span></text:p>
      <text:p text:style-name="P6">• Javeh pegando um pedaço da Prancha Sagrada e completando um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rialMT" svg:font-family="ArialMT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6T17:37:53</meta:creation-date>
    <dc:date>2011-05-24T12:48:45</dc:date>
    <meta:editing-duration>PT5H30M12S</meta:editing-duration>
    <meta:editing-cycles>53</meta:editing-cycles>
    <meta:generator>BrOffice/3.3$Unix LibreOffice_project/330m18$Build-4</meta:generator>
    <meta:document-statistic meta:table-count="0" meta:image-count="0" meta:object-count="0" meta:page-count="6" meta:paragraph-count="129" meta:word-count="1357" meta:character-count="7523"/>
  </office:meta>
</office:document-meta>
</file>